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fo:font-weight="bold" style:font-style-asian="italic" style:font-style-complex="italic" style:font-weight-asian="bold" style:font-weight-complex="bold"/>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1" text:outline-level="1"><text:bookmark-start text:name="warning"/>Warning:<text:bookmark-end text:name="warning"/></text:h>
      <text:p text:style-name="First_20_paragraph"><text:span text:style-name="T1">The private keys outlined in this document may have been compromised. This document still needs to be updated to reflect the new verification process. Hang tight while necessary changes are made to maintain integrity of the files.</text:span></text:p>
      <text:h text:style-name="Heading_20_2" text:outline-level="2"><text:bookmark-start text:name="how-to-check-the-files-for-safetyintegrity-and-authenticity."/>How to check the files for safety/integrity and authenticity.<text:bookmark-end text:name="how-to-check-the-files-for-safetyintegrity-and-authenticity."/></text:h>
      <text:p text:style-name="First_20_paragraph">The PDF and ODT files in this guide are cryptographically signed using GPG and Minisign. Their integrity can be verified with the published SHA256 Chrecksum Hashes on this website.</text:p>
      <text:p text:style-name="Text_20_body">SHA256 Checksums of all the PDF and ODT files are available here in the <text:a xlink:type="simple" xlink:href="sha256sum.txt" office:name=""><text:span text:style-name="Definition">sha256sum.txt</text:span></text:a> file.</text:p>
      <text:p text:style-name="Text_20_body">SHA256 Checksums, signatures, and virustotal checks of the releases files (containing the whole repository) are available within release information at <text:a xlink:type="simple" xlink:href="https://github.com/AnonyPla-ng/thgtoa/releases/latest" office:name=""><text:span text:style-name="Definition">https://github.com/AnonyPla-ng/thgtoa/releases/latest</text:span></text:a></text:p>
      <text:p text:style-name="Text_20_body">The GPG signatures for each PDF and ODT files are available here: - PDF (Light Theme) Main and Mirrors: <text:a xlink:type="simple" xlink:href="guide.pdf.asc" office:name=""><text:span text:style-name="Definition">guide.pdf.asc</text:span></text:a> - PDF (Dark Theme) Main and Mirrors: <text:a xlink:type="simple" xlink:href="guide-dark.pdf.asc" office:name=""><text:span text:style-name="Definition">guide-dark.pdf.asc</text:span></text:a> - ODT Main and Mirrors: <text:a xlink:type="simple" xlink:href="guide.odt.asc" office:name=""><text:span text:style-name="Definition">guide.odt.asc</text:span></text:a></text:p>
      <text:p text:style-name="Text_20_body">The Minisign signatures for each PDF and ODT files are available here: - PDF (Light Theme) Main and Mirrors: <text:a xlink:type="simple" xlink:href="guide.pdf.minisig" office:name=""><text:span text:style-name="Definition">guide.pdf.minisig</text:span></text:a> - PDF (Dark Theme) Main and Mirrors: <text:a xlink:type="simple" xlink:href="guide-dark.pdf.minisig" office:name=""><text:span text:style-name="Definition">guide-dark.pdf.minisig</text:span></text:a> - ODT Main and Mirrors: <text:a xlink:type="simple" xlink:href="guide.odt.minisig" office:name=""><text:span text:style-name="Definition">guide.odt.minisig</text:span></text:a></text:p>
      <text:h text:style-name="Heading_20_3" text:outline-level="3"><text:bookmark-start text:name="how-to-check-the-integrity-of-the-files-using-the-sha256-checksums"/>How to check the integrity of the files using the SHA256 Checksums:<text:bookmark-end text:name="how-to-check-the-integrity-of-the-files-using-the-sha256-checksums"/></text:h>
      <text:p text:style-name="First_20_paragraph">Please do the following:</text:p>
      <text:p text:style-name="Text_20_body">Windows: - From a command prompt, run <text:span text:style-name="Source_Text">certutil -hashfile filename.txt sha256</text:span> - Compare the result with the hash in the online checksum files. They should match.</text:p>
      <text:p text:style-name="Text_20_body">MacOS: - From a terminal, run <text:span text:style-name="Source_Text">shasum -a 256 /full/path/to/your/file</text:span> - Compare the result with the hash in the online checksum files. They should match.</text:p>
      <text:p text:style-name="Text_20_body">Linux: - From a terminal, run <text:span text:style-name="Source_Text">sha256sum /full/path/to/your/file</text:span> - Compare the result with the hash in the online checksum files. They should match.</text:p>
      <text:p text:style-name="Text_20_body">All commits and releases on this repository are cryptographically signed and verified using the same GPG key. Check for the “Verified” tags on each commit or release.</text:p>
      <text:h text:style-name="Heading_20_3" text:outline-level="3"><text:bookmark-start text:name="how-to-verify-the-the-authenticity-and-integrity-of-the-files-using-gpg"/>How to verify the the authenticity and integrity of the files using GPG:<text:bookmark-end text:name="how-to-verify-the-the-authenticity-and-integrity-of-the-files-using-gpg"/></text:h>
      <text:p text:style-name="First_20_paragraph">Now to verify the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text:p>
      <text:p text:style-name="Text_20_body">Import the GPG key using the following command from a command prompt or terminal:</text:p>
      <text:p text:style-name="Text_20_body"><text:span text:style-name="Source_Text">gpg --auto-key-locate nodefault,wkd --locate-keys 0xEB16B6AB4AB7BA61F33E2DFD0051E9A589DAB601</text:span></text:p>
      <text:p text:style-name="Text_20_body">In theory this command should fetch the key from the a default pool server. If this doesn’t work, you can also download/view it directly from here: <text:a xlink:type="simple" xlink:href="https://anonymousplanet-ng.org/AnonymousPlanet_0x89DAB601_public.asc" office:name=""><text:span text:style-name="Definition">https://anonymousplanet-ng.org/AnonymousPlanet_0x89DAB601_public.asc</text:span></text:a> [[Mirror]][12] [[Tor Mirror]][14]</text:p>
      <text:p text:style-name="Text_20_body">For redundancy, you can also verify the authenticity of this GPG signature using: - My Keybase.io profile <text:a xlink:type="simple" xlink:href="https://keybase.io/anonymousplanet" office:name=""><text:span text:style-name="Definition">https://keybase.io/anonymousplanet</text:span></text:a> - My Keyoxide.org profile <text:a xlink:type="simple" xlink:href="https://keyoxide.org/eb16b6ab4ab7ba61f33e2dfd0051e9a589dab601" office:name=""><text:span text:style-name="Definition">https://keyoxide.org/eb16b6ab4ab7ba61f33e2dfd0051e9a589dab601</text:span></text:a></text:p>
      <text:p text:style-name="Text_20_body">As well as the published key on (search for the fingerprint <text:span text:style-name="Source_Text">0xEB16B6AB4AB7BA61F33E2DFD0051E9A589DAB601</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AnonymousPlanet_0x89DAB601_public.asc</text:span></text:p>
      <text:p text:style-name="Text_20_body">Finally, verify the asc signature file (links above) against the PDF files by issuing the following commands:</text:p>
      <text:p text:style-name="Text_20_body"><text:span text:style-name="Source_Text">gpg --verify guide.pdf.asc guide.pdf"</text:span> <text:span text:style-name="Source_Text">gpg --verify guide-dark.pdf.asc guide-dark.pdf"</text:span></text:p>
      <text:p text:style-name="Text_20_body">This should output a result showing it matches and it’s ok.</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You should first dowbload minisign from https://jedisct1.github.io/minisign/</text:p>
        </text:list-item>
        <text:list-item>
          <text:p text:style-name="P1">Download the files along with their *.minisig signature file (they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safety-of-the-files-using-virustotal"/>How to check the safety of the files using VirusTotal:<text:bookmark-end text:name="how-to-check-the-safety-of-the-files-using-virustotal"/></text:h>
      <text:p text:style-name="First_20_paragraph">The PDF and ODT files in this guide have been checked by VirusTotal, see the links below but do not trust them blindly and check the hashes matches and re-upload to VT if needed (<text:span text:style-name="T2">Note that this guide does not endorse VirusTotal. It should be used with extreme caution and never with any sensitive files due to their privacy policies</text:span>): - Light Theme: <text:a xlink:type="simple" xlink:href="https://www.virustotal.com/gui/file/21dfa2f7da668156275e4ca2bc82091f347739967a278cf24a062c15a3944016?nocache=1" office:name=""><text:span text:style-name="Definition">[VirusTotal]</text:span></text:a> - Dark Theme: <text:a xlink:type="simple" xlink:href="https://www.virustotal.com/gui/file/45d4ed258a202d4f0c49d848d6f52333782e6f912c1b67b1125a442de2ff5b7c?nocache=1" office:name=""><text:span text:style-name="Definition">[VirusTotal]</text:span></text:a> - ODT file: <text:a xlink:type="simple" xlink:href="https://www.virustotal.com/gui/file/df8554f732dc54b530fd831548f0727934f2e03ad1518ac33061d0995eab2172?nocache=1" office:name=""><text:span text:style-name="Definition">[VirusTotal]</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PDFID which you can download at <text:a xlink:type="simple" xlink:href="https://blog.didierstevens.com/programs/pdf-tools/" office:name=""><text:span text:style-name="Definition">https://blog.didierstevens.com/programs/pdf-tools/</text:span></text:a> (You might be wondering why should trust a random python script? Well it’s open-source and well-known. It’s probably a safer bet than trusting a random PDF).</text:p>
      <text:p text:style-name="Text_20_body">Here are the steps:</text:p>
      <text:list text:style-name="L2">
        <text:list-item>
          <text:p text:style-name="P2">Install latest 3.9.x version of Python on your OS, Download PDFID and, from a command prompt or terminal, run:</text:p>
        </text:list-item>
      </text:list>
      <text:p text:style-name="First_20_paragraph"><text:span text:style-name="Source_Text">python pdfid.py file-to-check.pdf</text:span></text:p>
      <text:p text:style-name="Text_20_body">And you should see the following entries at 0 for safety, this 0 means there is no Javascript or any action that could possibly embed malicious scripts. Normally this won’t be nece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6-03T10:02:39Z</meta:creation-date>
    <dc:date>2022-06-03T10:02:39Z</dc:date>
  </office:meta>
</office:document-meta>
</file>